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7708333333333334in"/>
    </style:style>
    <style:style style:name="co3" style:family="table-column">
      <style:table-column-properties fo:break-before="auto" style:column-width="5.4375in"/>
    </style:style>
    <style:style style:name="co4" style:family="table-column">
      <style:table-column-properties fo:break-before="auto" style:column-width="3.239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Zip </text:p>
          </table:table-cell>
          <table:table-cell table:style-name="ce21" office:value-type="string">
            <text:p>Area </text:p>
          </table:table-cell>
          <table:table-cell table:style-name="ce21" office:value-type="string">
            <text:p>ED </text:p>
          </table:table-cell>
          <table:table-cell table:style-name="ce21" office:value-type="string">
            <text:p>N#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ALLENDALE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DALE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ALLENDALE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NNAPOLI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ANNAPOL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NNAPOL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NNAPOL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NNAPOL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NNAPOL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ARDE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NNEK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ERKLE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ETHUNE &amp; 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4-24T00:00:00">
            <text:p>4/24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7-29T00:00:00">
            <text:p>7/29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LOCK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LUFF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UFFS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OOKER 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OTTOM COMMONS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OWSTRING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6-18T00:00:00">
            <text:p>6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OWSTRING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OWSTRING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TANIA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TANIA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TANIA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RITANIA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BURGUNDY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URGUNDY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NHAM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BYPASS ROAD 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BYPASS ROAD 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24T00:00:00">
            <text:p>4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25T00:00:00">
            <text:p>4/2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23T00:00:00">
            <text:p>6/23/2004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23T00:00:00">
            <text:p>6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04T00:00:00">
            <text:p>10/4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07T00:00:00">
            <text:p>10/7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DEFRAUDING HOTELS, MOTELS &lt;$200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DEFRAUDING HOTELS, MOTELS &lt;$200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29T00:00:00">
            <text:p>11/29/2015</text:p>
          </table:table-cell>
          <table:table-cell table:style-name="ce21" office:value-type="string">
            <text:p>RECKLESS DRIVING - PASSING A STOPPED SCHOOL BUS [CLA S 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18T00:00:00">
            <text:p>12/18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26T00:00:00">
            <text:p>12/26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BYPASS ROAD &amp; COLON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&amp; 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&amp; 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YPASS ROAD &amp; 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YPASS ROAD &amp; 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YPASS ROAD &amp; 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YPASS ROAD &amp; 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LLAH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LLAH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04-04-25T00:00:00">
            <text:p>4/25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CALLAH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DAMAGE  PROPERTY </text:p>
          </table:table-cell>
          <table:table-cell table:style-name="ce25" office:value-type="string">
            <text:p>CALLAHAN DRIVE 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ALLAH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15-11-20T00:00:00">
            <text:p>11/2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LAH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ALLAH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ALLAH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ALLAH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NDLESTICK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NDLESTICK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PITAL LANDING &amp; MERRIMAC TRAI 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RS H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RS H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ABAW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TABAW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ABAW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E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ATE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E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TE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ATE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ATE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15-11-30T00:00:00">
            <text:p>11/30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ATE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CATESBY LANE 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EMETAR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EMETER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ARDONNAY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HARLES RIVER LANDING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BBLE STO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BBLE STO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THREATS OF DEATH OR BODILY INJURY BY LETTER </text:p>
          </table:table-cell>
          <table:table-cell table:style-name="ce21" office:value-type="string">
            <text:p>COLONIAL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LONIAL AVENUE &amp; 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COLONIAL AVENUE &amp; 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MONS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7">
            <text:p>22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OMMONS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7">
            <text:p>22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OPPERFIEL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PSE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OTTAGE CO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COTTAGE COVE 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65">
            <text:p>265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TTAGE CO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COTTAGE CO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COTTAGE CO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TTAGE CO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EDMOORE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REEDMOORE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2" office:value-type="date" office:date-value="2004-03-26T00:00:00">
            <text:p>3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REEK SIDE LANDING </text:p>
          </table:table-cell>
          <table:table-cell table:style-name="ce21" office:value-type="float" office:value="23185">
            <text:p>23185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URT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URT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UST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UST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UST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1-07T00:00:00">
            <text:p>11/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USTI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EPS WOOD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5">
            <text:p>275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DODG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UGLA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OUGLA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4-30T00:00:00">
            <text:p>4/3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OUGLA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5-13T00:00:00">
            <text:p>5/13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OUGLA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15-12-27T00:00:00">
            <text:p>12/27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RE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UNCAN &amp; RICHWI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DUNCAN DR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8-07T00:00:00">
            <text:p>8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UNCA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ALE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ALE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ALE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N LEIGHT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POSSESS, DISTRIBUTE CONTROLLED PARAPHERNALIA </text:p>
          </table:table-cell>
          <table:table-cell table:style-name="ce21" office:value-type="string">
            <text:p>FILLMORE &amp; STEWA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SALE, DISTRIBUTE MARIJUANA &lt;=1/2 OZ </text:p>
          </table:table-cell>
          <table:table-cell table:style-name="ce21" office:value-type="string">
            <text:p>FILLMORE &amp; STEWA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FILLMOR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FRIARS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TOWN CRES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TOWN CRES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TOWN CRES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TOWN CRES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TOWN CRES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TOWN CRES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TOWN CRES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TOWN CRES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TOWN CRESE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date" office:date-value="2004-05-13T00:00:00">
            <text:p>5/13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OVERMENT ROAD &amp; ORANG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13T00:00:00">
            <text:p>5/13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OVERMENT ROAD &amp; ORANG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VERNMENT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OVERNMENT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VERNMENT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RANITE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NITE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date" office:date-value="2004-01-03T00:00:00">
            <text:p>1/3/2004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HARROP LANE 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UNAUTHORIZED USE OF AUTO </text:p>
          </table:table-cell>
          <table:table-cell table:style-name="ce21" office:value-type="string">
            <text:p>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2" office:value-type="date" office:date-value="2015-11-28T00:00:00">
            <text:p>11/28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ICKORY HILL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OLCOMB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LINGSWORTH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HOLLOWA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6T00:00:00">
            <text:p>3/2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UBB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RON HING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A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JIB COURT AND SCHOONER, SALES BUI 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JOH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OW RIDG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W RIDG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W RIDG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W RIDG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8-13T00:00:00">
            <text:p>8/13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LUTHER &amp; BETHU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1-16T00:00:00">
            <text:p>1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UTHE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MARSHALL 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7">
            <text:p>227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ME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ME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ME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IMAC TRAIL &amp; 2ND STREE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IMAC TRAIL &amp; 2ND STREE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IMAC TRAIL &amp; DOUGLA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IMAC TRAIL &amp; I-64 CAMP PERR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IMAC TRAIL &amp; I-64 CAMP PERR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IMAC TRAIL &amp; I-64 OVERPASS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IMAC TRAIL &amp; JAMES YORK PLAZ A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IMAC TRAIL &amp; JAMES YORK PLAZ A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IMAC TRAIL &amp; PARCHMENT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IMAC TRAIL &amp; PEMM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IMAC TRAIL &amp; PEMM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30T00:00:00">
            <text:p>1/30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IMAC TRAIL &amp; PENNIMAN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IMAC TRAIL &amp; 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IMAC TRAIL &amp; 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MERIMAC TRAIL &amp; 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IMAC TRAIL &amp; 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IMAC TRAIL &amp; 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ERIMAC TRAIL &amp; 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IMAC TRAIL &amp; 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IMAC TRAIL &amp; 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8T00:00:00">
            <text:p>6/1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IMAC TRAIL &amp; 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IMAC TRAIL &amp; 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MERIMAC TRAIL &amp; RT 199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IMAC TRAIL &amp; RT 199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IMAC TRAIL &amp; RT 199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IMAC TRAIL &amp; RT 199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IMAC TRAIL &amp; TAM O SHANTER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MERIMAC TRAIL &amp; TAM O SHANTER BLV</text:p>
          </table:table-cell>
          <table:table-cell table:style-name="ce21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6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IMAC TRAIL &amp; TAM O SHANTER BLV</text:p>
          </table:table-cell>
          <table:table-cell table:style-name="ce21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6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MERIMAC TRAIL &amp; YORK COUNTY/JCC L</text:p>
          </table:table-cell>
          <table:table-cell table:style-name="ce21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6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MERIMAC TRAIL &amp; YORK COUNTY/JCC L</text:p>
          </table:table-cell>
          <table:table-cell table:style-name="ce21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6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MERIMAC TRAIL, BETWEEN GOVERNM 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IMAC TRAIL/64 OVERPASS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FORGERY BY PERSCRIPTION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DEFRAUDING HOTELS, MOTELS &lt;$200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DAMAGE PROPERTY </text:p>
          </table:table-cell>
          <table:table-cell table:style-name="ce25" office:value-type="string">
            <text:p>MERRIMAC TRAIL 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ISSUING BAD CHECKS &lt;$200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9T00:00:00">
            <text:p>5/2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4T00:00:00">
            <text:p>6/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4T00:00:00">
            <text:p>6/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FAILURE TO RETURN RENTED PROPERT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3T00:00:00">
            <text:p>6/13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ATTEMPT TO COMMIT CAPITAL OFFEN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DAMAGE PROPERTY </text:p>
          </table:table-cell>
          <table:table-cell table:style-name="ce25" office:value-type="string">
            <text:p>MERRIMAC TRAIL 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3T00:00:00">
            <text:p>8/13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9T00:00:00">
            <text:p>8/19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9T00:00:00">
            <text:p>8/19/2004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9T00:00:00">
            <text:p>8/19/2004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02T00:00:00">
            <text:p>10/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02T00:00:00">
            <text:p>10/2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09T00:00:00">
            <text:p>11/9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2T00:00:00">
            <text:p>11/12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2T00:00:00">
            <text:p>11/12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8T00:00:00">
            <text:p>11/18/201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20T00:00:00">
            <text:p>11/2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01T00:00:00">
            <text:p>12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RRIMAC TRAIL </text:p>
          </table:table-cell>
          <table:table-cell table:style-name="ce26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ERRIMAC TRAIL &amp; RT 199 </text:p>
          </table:table-cell>
          <table:table-cell table:style-name="ce24" office:value-type="float" office:value="23185">
            <text:p>23185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&amp; DOUGLA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ERRIMAC TRAIL &amp; DOUGLA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&amp; GOVERNMENT RO A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&amp; GOVERNMENT RO A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15-12-28T00:00:00">
            <text:p>12/28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USKET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ELSON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NELSON DRIVE </text:p>
          </table:table-cell>
          <table:table-cell/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15-11-22T00:00:00">
            <text:p>11/22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NELS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NELSO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MONT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MAIMING </text:p>
          </table:table-cell>
          <table:table-cell/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HOLLOW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LACE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PARCHMENT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ARCHMENT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CHMENT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CHMENT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04-08-13T00:00:00">
            <text:p>8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ARCHMENT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PARCHMEN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15-11-30T00:00:00">
            <text:p>11/30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ARCHMEN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ARK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RK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RK CIRCL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31T00:00:00">
            <text:p>3/31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31T00:00:00">
            <text:p>3/3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0T00:00:00">
            <text:p>10/2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ENNI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ENNIMAN ROAD &amp; CHEATHAM ANNE X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ENNIMAN ROAD &amp; GOVERNMENT RO A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PENNIMAN ROAD &amp; GOVERNMENT RO A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PENNIMAN ROAD &amp; 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PENNIMAN ROAD &amp; 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PENNIMAN ROAD &amp; 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PENNIMAN ROAD &amp; 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PENNIMAN ROAD &amp; 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PENNIMAN ROAD &amp; HARROP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ARSON </text:p>
          </table:table-cell>
          <table:table-cell/>
          <table:table-cell table:style-name="ce21" office:value-type="string">
            <text:p>PENNIMAN ROAD &amp; HIGH POINT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PENNIMAN ROAD &amp; ME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PENNIMAN ROAD &amp; ME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IERPOINT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30T00:00:00">
            <text:p>4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GAS DRIVE-OFF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VIOLATION OF PROTECTIVE ORDER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2T00:00:00">
            <text:p>11/12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8T00:00:00">
            <text:p>11/18/201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30T00:00:00">
            <text:p>11/30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POCAHONTAS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COTALIGO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POCOTALIGO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INT LAUREL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EN AN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3">
            <text:p>173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9T00:00:00">
            <text:p>5/2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8T00:00:00">
            <text:p>6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QUEENS CREEK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16T00:00:00">
            <text:p>1/1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DEFRAUDING HOTELS, MOTELS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31T00:00:00">
            <text:p>3/3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1T00:00:00">
            <text:p>4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13T00:00:00">
            <text:p>5/1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4T00:00:00">
            <text:p>6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4T00:00:00">
            <text:p>6/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3T00:00:00">
            <text:p>6/1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3T00:00:00">
            <text:p>6/13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8T00:00:00">
            <text:p>6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</text:p>
          </table:table-cell>
          <table:table-cell table:style-name="ce21" office:value-type="string">
            <text:p>PROPERT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MOND ROAD &amp; 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MOND ROAD &amp; KINGS MIL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MOND ROAD &amp; MCDONALDS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AND RT 199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RICHMOND ROAD AND RT 199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AND RT 199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30T00:00:00">
            <text:p>1/30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MOND ROAD/199 OVERPASS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ICHWINE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ESLING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ESLING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2" office:value-type="date" office:date-value="2015-12-18T00:00:00">
            <text:p>12/1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ESLING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3T00:00:00">
            <text:p>6/1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32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32 &amp; 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T 132 &amp; 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8T00:00:00">
            <text:p>6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T 132/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T 132/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T 199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T 199 &amp; I-64 EB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99 &amp; LODG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RT 199 &amp; LODG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99 &amp; ME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RT 199 &amp; MERIMAC TRAIL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RT 199 &amp; MOORETOW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RT 199 &amp; MOORETOW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T 199 &amp; NEWMAN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30T00:00:00">
            <text:p>4/30/2004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RT 199 &amp; RT 60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RT 199 &amp; 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RT 199 &amp; 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RT 199 &amp; 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T 199 &amp; 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ARSON </text:p>
          </table:table-cell>
          <table:table-cell/>
          <table:table-cell table:style-name="ce21" office:value-type="string">
            <text:p>RT 199 AND I-64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RT 199 AND I-64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T 199 AND I-64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RT 199 W &amp; I-64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RT 199 W &amp; I-64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RT 199 W &amp; I-64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T 199, DAYS INN WATER COUNTR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T 199, DAYS INN WATER COUNTR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T 199/I-64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STY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STY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CHOON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2" office:value-type="date" office:date-value="2015-11-20T00:00:00">
            <text:p>11/2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COT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15-11-20T00:00:00">
            <text:p>11/20/201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SCOT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15-11-20T00:00:00">
            <text:p>11/20/201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SCOT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FALSE ID TO PURCHASE ALCOHOL UNDER 21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18T00:00:00">
            <text:p>10/18/201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12T00:00:00">
            <text:p>11/12/201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ECOND S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DY BLUFF POI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0">
            <text:p>350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DY BLUFF POIN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0">
            <text:p>350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SHARPS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RPS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2" office:value-type="date" office:date-value="2004-04-30T00:00:00">
            <text:p>4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A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15-12-01T00:00:00">
            <text:p>12/1/2015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SHEA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HEPH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SHEPH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PHE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4-11T00:00:00">
            <text:p>4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15-10-04T00:00:00">
            <text:p>10/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15-12-12T00:00:00">
            <text:p>12/12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HEPPAR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RIFF`S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SHERIFF`S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RIFF`S PLAC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INGFIELD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RINGFIEL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PRINGFIELD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THREATEN TO BURN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TEWART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1-27T00:00:00">
            <text:p>1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TEMPORARY DETENTION ORDER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RAPE </text:p>
          </table:table-cell>
          <table:table-cell/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15-10-13T00:00:00">
            <text:p>10/13/2015</text:p>
          </table:table-cell>
          <table:table-cell table:style-name="ce21" office:value-type="string">
            <text:p>MAIMING </text:p>
          </table:table-cell>
          <table:table-cell/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15-11-29T00:00:00">
            <text:p>11/29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M O SHANTER BLV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TAM O SHANTER BLVD &amp; MERRIMAC T R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TAM-O-SHANTER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UNDERBI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OFFENSES INVOLVING ANIMALS </text:p>
          </table:table-cell>
          <table:table-cell table:style-name="ce21" office:value-type="string">
            <text:p>TRACY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RACY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3">
            <text:p>253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RAFALGO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RAFALGO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RAFALGO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AFALGO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VALO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ALO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ALOR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NEY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VINEYARD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03T00:00:00">
            <text:p>1/3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12T00:00:00">
            <text:p>7/12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CARELESS DAMAGE OF PROPERTY BY FIR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WALLERMILL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7-12T00:00:00">
            <text:p>7/12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ALLERMILL ROAD &amp; 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15-11-08T00:00:00">
            <text:p>11/8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WALLERMILL ROAD &amp; BYPASS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RWICK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RWICK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RWICK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WARWICK COURT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30T00:00:00">
            <text:p>4/3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4-30T00:00:00">
            <text:p>4/3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COUNTRY PARKWAY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LLING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LLING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LLING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ELLING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ELLING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LLING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LLING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LLINGTON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MAYNOR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QUEE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EST SEMPLE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EST SEMPLE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EST SEMPLE AVENU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1-16T00:00:00">
            <text:p>1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EST SEMPLE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2" office:value-type="date" office:date-value="2004-01-27T00:00:00">
            <text:p>1/27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3-12T00:00:00">
            <text:p>3/12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RAPE </text:p>
          </table:table-cell>
          <table:table-cell/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KINS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WILLIAM CARTER ROAD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8">
            <text:p>228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LOUGHB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UGHBY DRIV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WINDSOR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7">
            <text:p>227</text:p>
          </table:table-cell>
        </table:table-row>
        <table:table-row table:style-name="ro2">
          <table:table-cell table:style-name="ce22" office:value-type="date" office:date-value="2015-10-13T00:00:00">
            <text:p>10/13/2015</text:p>
          </table:table-cell>
          <table:table-cell table:style-name="ce21" office:value-type="string">
            <text:p>PROFANE, THREATENING LANGUAGE OVER PUBLIC AIRWAY </text:p>
          </table:table-cell>
          <table:table-cell table:style-name="ce21" office:value-type="string">
            <text:p>WINDSOR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7">
            <text:p>227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INTROP ROAD AND CATSBY LANE </text:p>
          </table:table-cell>
          <table:table-cell table:style-name="ce21" office:value-type="float" office:value="23185">
            <text:p>2318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5">
            <text:p>1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